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593fb3"/>
    </style:style>
    <style:style style:name="P2" style:family="paragraph" style:parent-style-name="Standard">
      <style:text-properties officeooo:paragraph-rsid="005daf34"/>
    </style:style>
    <style:style style:name="P3" style:family="paragraph" style:parent-style-name="Heading_20_1">
      <style:paragraph-properties fo:break-before="page"/>
      <style:text-properties officeooo:paragraph-rsid="00674eb1"/>
    </style:style>
    <style:style style:name="P4" style:family="paragraph" style:parent-style-name="code">
      <style:text-properties style:font-name="Courier New" fo:font-size="12pt" officeooo:rsid="00593fb3" officeooo:paragraph-rsid="00593fb3" style:font-size-asian="12pt" style:font-size-complex="12pt"/>
    </style:style>
    <style:style style:name="P5" style:family="paragraph" style:parent-style-name="code">
      <style:text-properties officeooo:paragraph-rsid="005b74f0"/>
    </style:style>
    <style:style style:name="P6" style:family="paragraph" style:parent-style-name="code">
      <style:text-properties officeooo:paragraph-rsid="005d7e61"/>
    </style:style>
    <style:style style:name="P7" style:family="paragraph" style:parent-style-name="Text_20_body">
      <style:text-properties officeooo:paragraph-rsid="0069ab92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69ab92"/>
    </style:style>
    <style:style style:name="P10" style:family="paragraph" style:parent-style-name="Text_20_body">
      <style:paragraph-properties fo:margin-top="0cm" fo:margin-bottom="0cm" loext:contextual-spacing="false"/>
      <style:text-properties officeooo:paragraph-rsid="006d9363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officeooo:paragraph-rsid="006d9363" style:font-size-asian="8pt" style:font-size-complex="8pt"/>
    </style:style>
    <style:style style:name="P1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officeooo:paragraph-rsid="006d9363" style:font-size-asian="8pt" style:font-size-complex="8pt"/>
    </style:style>
    <style:style style:name="P16" style:family="paragraph" style:parent-style-name="Preformatted_20_Text">
      <style:text-properties officeooo:paragraph-rsid="0069ab92"/>
    </style:style>
    <style:style style:name="P17" style:family="paragraph" style:parent-style-name="Preformatted_20_Text">
      <style:text-properties officeooo:paragraph-rsid="006d9363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1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2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officeooo:paragraph-rsid="006d9363" style:font-size-asian="8pt" style:font-size-complex="8pt"/>
    </style:style>
    <style:style style:name="P2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2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officeooo:paragraph-rsid="006d9363" style:font-size-asian="8pt" style:font-size-complex="8pt"/>
    </style:style>
    <style:style style:name="P23" style:family="paragraph" style:parent-style-name="Preformatted_20_Text">
      <style:paragraph-properties fo:margin-top="0cm" fo:margin-bottom="0cm" loext:contextual-spacing="false"/>
      <style:text-properties officeooo:paragraph-rsid="0069ab92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officeooo:paragraph-rsid="006d9363" style:font-size-asian="8pt" style:font-size-complex="8pt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Times New Roman2" fo:font-size="10pt" fo:font-weight="bold" style:font-size-asian="10pt" style:font-weight-asian="bold" style:font-size-complex="10pt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Times New Roman2" fo:font-size="10pt" fo:font-weight="bold" officeooo:paragraph-rsid="006d9363" style:font-size-asian="10pt" style:font-weight-asian="bold" style:font-size-complex="10pt" style:font-weight-complex="bold"/>
    </style:style>
    <style:style style:name="P28" style:family="paragraph" style:parent-style-name="Preformatted_20_Text">
      <style:paragraph-properties fo:margin-top="0cm" fo:margin-bottom="0cm" loext:contextual-spacing="false"/>
      <style:text-properties officeooo:paragraph-rsid="006d9363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097cm" loext:contextual-spacing="false" fo:background-color="#ffffff"/>
      <style:text-properties fo:color="#080808" style:font-name="JetBrains Mono" fo:font-size="8pt" style:font-size-asian="8pt" style:font-size-complex="8pt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097cm" loext:contextual-spacing="false" fo:background-color="#ffffff"/>
      <style:text-properties fo:color="#080808" style:font-name="JetBrains Mono" fo:font-size="8pt" officeooo:paragraph-rsid="006d9363" style:font-size-asian="8pt" style:font-size-complex="8pt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2">
      <style:text-properties officeooo:rsid="00593fb3" officeooo:paragraph-rsid="00593fb3"/>
    </style:style>
    <style:style style:name="P33" style:family="paragraph" style:parent-style-name="Heading_20_2">
      <style:paragraph-properties fo:margin-top="0cm" fo:margin-bottom="0cm" loext:contextual-spacing="false"/>
      <style:text-properties officeooo:paragraph-rsid="006b3626"/>
    </style:style>
    <style:style style:name="P34" style:family="paragraph" style:parent-style-name="Heading_20_2">
      <style:paragraph-properties fo:margin-top="0cm" fo:margin-bottom="0cm" loext:contextual-spacing="false"/>
      <style:text-properties officeooo:paragraph-rsid="006d9363"/>
    </style:style>
    <style:style style:name="P35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officeooo:rsid="00593fb3"/>
    </style:style>
    <style:style style:name="T2" style:family="text">
      <style:text-properties officeooo:rsid="005a289c"/>
    </style:style>
    <style:style style:name="T3" style:family="text">
      <style:text-properties officeooo:rsid="005b9518"/>
    </style:style>
    <style:style style:name="T4" style:family="text">
      <style:text-properties officeooo:rsid="005d7e61"/>
    </style:style>
    <style:style style:name="T5" style:family="text">
      <style:text-properties officeooo:rsid="005daf34"/>
    </style:style>
    <style:style style:name="T6" style:family="text">
      <style:text-properties officeooo:rsid="0061dd5b"/>
    </style:style>
    <style:style style:name="T7" style:family="text">
      <style:text-properties officeooo:rsid="00631210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officeooo:rsid="00593fb3" style:font-size-asian="10pt" style:font-weight-asian="normal" style:font-size-complex="10pt" style:font-weight-complex="normal"/>
    </style:style>
    <style:style style:name="T10" style:family="text">
      <style:text-properties fo:font-size="10pt" fo:font-weight="bold" officeooo:rsid="0069ab92" style:font-size-asian="10pt" style:font-weight-asian="bold" style:font-size-complex="10pt" style:font-weight-complex="bold"/>
    </style:style>
    <style:style style:name="T11" style:family="text">
      <style:text-properties officeooo:rsid="00674eb1"/>
    </style:style>
    <style:style style:name="T12" style:family="text">
      <style:text-properties fo:font-weight="normal" officeooo:rsid="00593fb3" style:font-weight-asian="normal" style:font-weight-complex="normal"/>
    </style:style>
    <style:style style:name="T13" style:family="text">
      <style:text-properties style:font-name="JetBrains Mono"/>
    </style:style>
    <style:style style:name="T14" style:family="text">
      <style:text-properties style:font-name="JetBrains Mono" fo:font-style="italic"/>
    </style:style>
    <style:style style:name="T15" style:family="text">
      <style:text-properties style:font-name="JetBrains Mono" fo:font-style="italic" style:font-style-asian="italic" style:font-style-complex="italic"/>
    </style:style>
    <style:style style:name="T16" style:family="text">
      <style:text-properties style:font-name="JetBrains Mono" fo:font-style="normal" style:font-style-asian="normal" style:font-style-complex="normal"/>
    </style:style>
    <style:style style:name="T17" style:family="text">
      <style:text-properties fo:color="#0033b3"/>
    </style:style>
    <style:style style:name="T18" style:family="text">
      <style:text-properties fo:color="#0033b3" style:font-name="JetBrains Mono"/>
    </style:style>
    <style:style style:name="T19" style:family="text">
      <style:text-properties fo:color="#0033b3" style:font-name="JetBrains Mono" fo:font-weight="normal" officeooo:rsid="00593fb3" style:font-weight-asian="normal" style:font-weight-complex="normal"/>
    </style:style>
    <style:style style:name="T20" style:family="text">
      <style:text-properties fo:color="#0033b3" style:font-name="JetBrains Mono" fo:font-size="8pt" fo:font-weight="normal" officeooo:rsid="00593fb3" style:font-size-asian="8pt" style:font-weight-asian="normal" style:font-size-complex="8pt" style:font-weight-complex="normal"/>
    </style:style>
    <style:style style:name="T21" style:family="text">
      <style:text-properties fo:color="#830091"/>
    </style:style>
    <style:style style:name="T22" style:family="text">
      <style:text-properties fo:color="#830091" style:font-name="JetBrains Mono"/>
    </style:style>
    <style:style style:name="T23" style:family="text">
      <style:text-properties fo:color="#067d17"/>
    </style:style>
    <style:style style:name="T24" style:family="text">
      <style:text-properties fo:color="#067d17" style:font-name="JetBrains Mono"/>
    </style:style>
    <style:style style:name="T25" style:family="text">
      <style:text-properties fo:color="#067d17" style:font-name="JetBrains Mono" fo:font-size="8pt" fo:font-weight="normal" officeooo:rsid="0069ab92" style:font-size-asian="8pt" style:font-weight-asian="normal" style:font-size-complex="8pt" style:font-weight-complex="normal"/>
    </style:style>
    <style:style style:name="T26" style:family="text">
      <style:text-properties fo:color="#067d17" style:font-name="JetBrains Mono" fo:font-size="8pt" fo:font-weight="normal" officeooo:rsid="00593fb3" style:font-size-asian="8pt" style:font-weight-asian="normal" style:font-size-complex="8pt" style:font-weight-complex="normal"/>
    </style:style>
    <style:style style:name="T27" style:family="text">
      <style:text-properties fo:color="#067d17" style:font-name="JetBrains Mono" fo:font-style="normal" style:font-style-asian="normal" style:font-style-complex="normal"/>
    </style:style>
    <style:style style:name="T28" style:family="text">
      <style:text-properties fo:color="#248f8f" style:font-name="JetBrains Mono"/>
    </style:style>
    <style:style style:name="T29" style:family="text">
      <style:text-properties fo:color="#080808" style:font-name="JetBrains Mono" fo:font-size="8pt" fo:font-weight="normal" officeooo:rsid="0069ab92" style:font-size-asian="8pt" style:font-weight-asian="normal" style:font-size-complex="8pt" style:font-weight-complex="normal"/>
    </style:style>
    <style:style style:name="T30" style:family="text">
      <style:text-properties fo:color="#080808" style:font-name="JetBrains Mono" fo:font-size="8pt" fo:font-weight="normal" officeooo:rsid="00593fb3" style:font-size-asian="8pt" style:font-weight-asian="normal" style:font-size-complex="8pt" style:font-weight-complex="normal"/>
    </style:style>
    <style:style style:name="T31" style:family="text">
      <style:text-properties fo:color="#080808" fo:font-size="8pt" fo:font-weight="normal" officeooo:rsid="00593fb3" style:font-size-asian="8pt" style:font-weight-asian="normal" style:font-size-complex="8pt" style:font-weight-complex="normal"/>
    </style:style>
    <style:style style:name="T32" style:family="text">
      <style:text-properties fo:color="#871094"/>
    </style:style>
    <style:style style:name="T33" style:family="text">
      <style:text-properties fo:color="#871094" style:font-name="JetBrains Mono"/>
    </style:style>
    <style:style style:name="T34" style:family="text">
      <style:text-properties fo:color="#871094" style:font-name="JetBrains Mono" fo:font-size="8pt" fo:font-weight="normal" officeooo:rsid="0069ab92" style:font-size-asian="8pt" style:font-weight-asian="normal" style:font-size-complex="8pt" style:font-weight-complex="normal"/>
    </style:style>
    <style:style style:name="T35" style:family="text">
      <style:text-properties fo:color="#1750eb" style:font-name="JetBrains Mono"/>
    </style:style>
    <style:style style:name="T36" style:family="text">
      <style:text-properties fo:color="#1750eb" style:font-name="JetBrains Mono" fo:font-size="8pt" fo:font-weight="normal" officeooo:rsid="0069ab92" style:font-size-asian="8pt" style:font-weight-asian="normal" style:font-size-complex="8pt" style:font-weight-complex="normal"/>
    </style:style>
    <style:style style:name="T37" style:family="text">
      <style:text-properties fo:color="#1750eb" style:font-name="JetBrains Mono" fo:font-size="8pt" fo:font-weight="normal" officeooo:rsid="00593fb3" style:font-size-asian="8pt" style:font-weight-asian="normal" style:font-size-complex="8pt" style:font-weight-complex="normal"/>
    </style:style>
    <style:style style:name="T38" style:family="text">
      <style:text-properties fo:color="#174ad4" style:font-name="JetBrains Mono"/>
    </style:style>
    <style:style style:name="T39" style:family="text">
      <style:text-properties fo:color="#174ad4" style:font-name="JetBrains Mono" fo:font-size="8pt" fo:font-weight="normal" officeooo:rsid="00593fb3" style:font-size-asian="8pt" style:font-weight-asian="normal" style:font-size-complex="8pt" style:font-weight-complex="normal"/>
    </style:style>
    <style:style style:name="T40" style:family="text">
      <style:text-properties fo:color="#7a7a43" style:font-name="JetBrains Mono"/>
    </style:style>
    <style:style style:name="T41" style:family="text">
      <style:text-properties officeooo:rsid="006ae583"/>
    </style:style>
    <style:style style:name="T42" style:family="text">
      <style:text-properties officeooo:rsid="006b3626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6d9363" style:font-size-asian="12pt" style:font-size-complex="12pt"/>
    </style:style>
    <style:style style:name="T45" style:family="text">
      <style:text-properties fo:font-size="12pt" fo:font-weight="normal" officeooo:rsid="00593fb3" style:font-size-asian="12pt" style:font-weight-asian="normal" style:font-size-complex="12pt" style:font-weight-complex="normal"/>
    </style:style>
    <style:style style:name="T46" style:family="text">
      <style:text-properties officeooo:rsid="006d9363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5">Содержание</text:p>
          </text:index-title>
          <text:p text:style-name="P31"><text:a xlink:type="simple" xlink:href="#__RefHeading___Toc937_3405147243" text:style-name="Index_20_Link" text:visited-style-name="Index_20_Link">Gulp<text:tab/>2</text:a></text:p>
          <text:p text:style-name="P11"><text:a xlink:type="simple" xlink:href="#__RefHeading___Toc939_3405147243" text:style-name="Index_20_Link" text:visited-style-name="Index_20_Link">Установка<text:tab/>2</text:a></text:p>
          <text:p text:style-name="P11"><text:a xlink:type="simple" xlink:href="#__RefHeading___Toc141_2792700930" text:style-name="Index_20_Link" text:visited-style-name="Index_20_Link">SASS<text:tab/>3</text:a></text:p>
          <text:p text:style-name="P11"><text:a xlink:type="simple" xlink:href="#__RefHeading___Toc151_2792700930" text:style-name="Index_20_Link" text:visited-style-name="Index_20_Link">CONCAT<text:tab/>4</text:a></text:p>
        </text:index-body>
      </text:table-of-content>
      <text:h text:style-name="Heading_20_1" text:outline-level="1"><text:span text:style-name="Основной_20_шрифт_20_абзаца"/></text:h>
      <text:h text:style-name="P3" text:outline-level="1"><text:bookmark-start text:name="__RefHeading___Toc937_3405147243"/><text:span text:style-name="Основной_20_шрифт_20_абзаца"><text:span text:style-name="T11">Gulp</text:span></text:span><text:bookmark-end text:name="__RefHeading___Toc937_3405147243"/></text:h>
      <text:h text:style-name="P32" text:outline-level="2"><text:bookmark-start text:name="__RefHeading___Toc939_3405147243"/>Установка<text:bookmark-end text:name="__RefHeading___Toc939_3405147243"/></text:h>
      <text:p text:style-name="P1"><text:span text:style-name="Основной_20_шрифт_20_абзаца"><text:span text:style-name="T1">Инициализация проекта</text:span></text:span></text:p>
      <text:p text:style-name="P4">npm init</text:p>
      <text:p text:style-name="Standard"><text:span text:style-name="Основной_20_шрифт_20_абзаца"/></text:p>
      <text:p text:style-name="Standard"><text:span text:style-name="Основной_20_шрифт_20_абзаца"><text:span text:style-name="T2">Локальная у</text:span></text:span><text:span text:style-name="Основной_20_шрифт_20_абзаца">станов</text:span><text:span text:style-name="Основной_20_шрифт_20_абзаца"><text:span text:style-name="T2">ка</text:span></text:span><text:span text:style-name="Основной_20_шрифт_20_абзаца"> Gulp в наш проект</text:span></text:p>
      <text:p text:style-name="code"><text:span text:style-name="Основной_20_шрифт_20_абзаца">npm i gulp --save-dev</text:span></text:p>
      <text:p text:style-name="code"><text:span text:style-name="Основной_20_шрифт_20_абзаца"/></text:p>
      <text:p text:style-name="P6"><text:span text:style-name="Основной_20_шрифт_20_абзаца"><text:span text:style-name="T4">Локальная установка модулей</text:span></text:span></text:p>
      <text:p text:style-name="P5"><text:span text:style-name="Основной_20_шрифт_20_абзаца">npm install gulp-concat gulp-plumber gulp-clean-css gulp-uglify </text:span><text:span text:style-name="Основной_20_шрифт_20_абзаца"><text:span text:style-name="T3">\</text:span></text:span><text:span text:style-name="Основной_20_шрифт_20_абзаца"> gulp-sass </text:span><text:span text:style-name="Основной_20_шрифт_20_абзаца"><text:span text:style-name="T7">sass </text:span></text:span><text:span text:style-name="Основной_20_шрифт_20_абзаца">--save-dev</text:span></text:p>
      <text:p text:style-name="Standard"><text:span text:style-name="Основной_20_шрифт_20_абзаца"/></text:p>
      <text:p text:style-name="P2"><text:span text:style-name="Основной_20_шрифт_20_абзаца"><text:span text:style-name="T5">Установка последней версии bootstrap</text:span></text:span></text:p>
      <text:p text:style-name="code"><text:span text:style-name="Основной_20_шрифт_20_абзаца">npm install bootstrap@next --save</text:span></text:p>
      <text:p text:style-name="code"><text:span text:style-name="Основной_20_шрифт_20_абзаца"/></text:p>
      <text:p text:style-name="code"><text:span text:style-name="Основной_20_шрифт_20_абзаца">npm install bootstrap-icons --save</text:span></text:p>
      <text:p text:style-name="code"><text:span text:style-name="Основной_20_шрифт_20_абзаца"/></text:p>
      <text:p text:style-name="code"><text:span text:style-name="Основной_20_шрифт_20_абзаца">npm install @popperjs/core --</text:span><text:span text:style-name="Основной_20_шрифт_20_абзаца"><text:span text:style-name="T6">save</text:span></text:span></text:p>
      <text:p text:style-name="Standard"><text:span text:style-name="Основной_20_шрифт_20_абзаца"/></text:p>
      <text:p text:style-name="code"><text:span text:style-name="Основной_20_шрифт_20_абзаца">npm install jquery --save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p text:style-name="Standard"><text:span text:style-name="Основной_20_шрифт_20_абзаца"><text:span text:style-name="T8"/></text:span></text:p>
      <text:h text:style-name="P33" text:outline-level="2"><text:bookmark-start text:name="__RefHeading___Toc141_2792700930"/><text:soft-page-break/><text:span text:style-name="Основной_20_шрифт_20_абзаца"><text:span text:style-name="T42">SASS</text:span></text:span><text:bookmark-end text:name="__RefHeading___Toc141_2792700930"/></text:h>
      <text:p text:style-name="P9"><text:span text:style-name="Основной_20_шрифт_20_абзаца"><text:span text:style-name="T9"/></text:span></text:p>
      <text:p text:style-name="P8"><text:bookmark-start text:name="__RefHeading___Toc143_2792700930"/><text:span text:style-name="Основной_20_шрифт_20_абзаца"><text:span text:style-name="T43">Sass (или Syntactically Awesome Stylesheets) – это скриптовый метаязык (т.е. язык, описывающий другой язык), разработанный для упрощения файлов CSS.</text:span></text:span><text:bookmark-end text:name="__RefHeading___Toc143_2792700930"/></text:p>
      <text:p text:style-name="P9"><text:span text:style-name="Основной_20_шрифт_20_абзаца"><text:span text:style-name="T45"/></text:span></text:p>
      <text:p text:style-name="P9"><text:span text:style-name="Основной_20_шрифт_20_абзаца"><text:span text:style-name="T10">input.scss</text:span></text:span></text:p>
      <text:p text:style-name="P23"><text:span text:style-name="Основной_20_шрифт_20_абзаца"><text:span text:style-name="T34">$width</text:span></text:span><text:span text:style-name="Основной_20_шрифт_20_абзаца"><text:span text:style-name="T29">: </text:span></text:span><text:span text:style-name="Основной_20_шрифт_20_абзаца"><text:span text:style-name="T36">6</text:span></text:span><text:span text:style-name="Основной_20_шрифт_20_абзаца"><text:span text:style-name="T25">em</text:span></text:span><text:span text:style-name="Основной_20_шрифт_20_абзаца"><text:span text:style-name="T29">;</text:span></text:span></text:p>
      <text:p text:style-name="P12"><text:span text:style-name="T17">#main </text:span>{</text:p>
      <text:p text:style-name="P14"><text:s text:c="2"/><text:span text:style-name="T38">width</text:span><text:span text:style-name="T13">: </text:span><text:span text:style-name="T33">$width</text:span><text:span text:style-name="T13">;</text:span></text:p>
      <text:p text:style-name="P12">}</text:p>
      <text:p text:style-name="P12"><text:span text:style-name="T17">#sidebar </text:span>{</text:p>
      <text:p text:style-name="P14"><text:s text:c="2"/><text:span text:style-name="T38">width</text:span><text:span text:style-name="T13">: </text:span><text:span text:style-name="T33">$width</text:span><text:span text:style-name="T13">;</text:span></text:p>
      <text:p text:style-name="P19">}</text:p>
      <text:p text:style-name="P9"><text:span text:style-name="Основной_20_шрифт_20_абзаца"><text:span text:style-name="T10">gulpfile.js</text:span></text:span></text:p>
      <text:p text:style-name="P16"><text:span text:style-name="Основной_20_шрифт_20_абзаца"><text:span text:style-name="T26">'use strict'</text:span></text:span><text:span text:style-name="Основной_20_шрифт_20_абзаца"><text:span text:style-name="T30">;</text:span></text:span></text:p>
      <text:p text:style-name="P16"><text:span text:style-name="Основной_20_шрифт_20_абзаца"><text:span text:style-name="T20"/></text:span></text:p>
      <text:p text:style-name="P16"><text:span text:style-name="Основной_20_шрифт_20_абзаца"><text:span text:style-name="T20">let</text:span></text:span></text:p>
      <text:p text:style-name="P14"><text:span text:style-name="T17"><text:s text:c="4"/></text:span><text:span text:style-name="T22">gulp </text:span><text:span text:style-name="T13">= </text:span><text:span text:style-name="T14">require</text:span><text:span text:style-name="T13">(</text:span><text:span text:style-name="T24">'gulp'</text:span><text:span text:style-name="T13">),</text:span></text:p>
      <text:p text:style-name="P14"><text:s text:c="4"/><text:span text:style-name="T14">concat </text:span><text:span text:style-name="T13">= </text:span><text:span text:style-name="T14">require</text:span><text:span text:style-name="T13">(</text:span><text:span text:style-name="T24">'gulp-concat'</text:span><text:span text:style-name="T13">),</text:span></text:p>
      <text:p text:style-name="P14"><text:s text:c="4"/><text:span text:style-name="T28">sass </text:span><text:span text:style-name="T13">= </text:span><text:span text:style-name="T14">require</text:span><text:span text:style-name="T13">(</text:span><text:span text:style-name="T24">'gulp-sass'</text:span><text:span text:style-name="T13">)(</text:span><text:span text:style-name="T14">require</text:span><text:span text:style-name="T13">(</text:span><text:span text:style-name="T24">'sass'</text:span><text:span text:style-name="T13">))</text:span></text:p>
      <text:p text:style-name="P24">;</text:p>
      <text:p text:style-name="P24"/>
      <text:p text:style-name="P29"><text:span text:style-name="T21">gulp</text:span>.<text:span text:style-name="T32">task</text:span>(<text:span text:style-name="T23">'test_sass'</text:span>, <text:span text:style-name="T17">function </text:span>()</text:p>
      <text:p text:style-name="P12">{</text:p>
      <text:p text:style-name="P14"><text:s text:c="2"/><text:span text:style-name="T18">return </text:span><text:span text:style-name="T22">gulp</text:span><text:span text:style-name="T13">.</text:span><text:span text:style-name="T33">src</text:span><text:span text:style-name="T13">(</text:span><text:span text:style-name="T24">'input.scss'</text:span><text:span text:style-name="T13">)</text:span></text:p>
      <text:p text:style-name="P14"><text:s text:c="4"/><text:span text:style-name="T13">.</text:span><text:span text:style-name="T40">pipe</text:span><text:span text:style-name="T13">(</text:span><text:span text:style-name="T28">sass</text:span><text:span text:style-name="T13">)</text:span></text:p>
      <text:p text:style-name="P14"><text:s text:c="4"/><text:span text:style-name="T13">.</text:span><text:span text:style-name="T40">pipe</text:span><text:span text:style-name="T13">(</text:span><text:span text:style-name="T22">gulp</text:span><text:span text:style-name="T13">.</text:span><text:span text:style-name="T33">dest</text:span><text:span text:style-name="T13">(</text:span><text:span text:style-name="T24">'output'</text:span><text:span text:style-name="T13">));</text:span></text:p>
      <text:p text:style-name="P19">});</text:p>
      <text:p text:style-name="P26">./<text:span text:style-name="T41">output/input.css</text:span></text:p>
      <text:p text:style-name="P24"><text:span text:style-name="T17">#main </text:span>{</text:p>
      <text:p text:style-name="P14"><text:s text:c="2"/><text:span text:style-name="T38">width</text:span><text:span text:style-name="T13">: </text:span><text:span text:style-name="T35">6</text:span><text:span text:style-name="T24">em</text:span><text:span text:style-name="T13">; }</text:span></text:p>
      <text:p text:style-name="P12"><text:span text:style-name="T17">#sidebar </text:span>{</text:p>
      <text:p text:style-name="P21"><text:s text:c="2"/><text:span text:style-name="T38">width</text:span><text:span text:style-name="T13">: </text:span><text:span text:style-name="T35">6</text:span><text:span text:style-name="T24">em</text:span><text:span text:style-name="T13">; }</text:span></text:p>
      <text:p text:style-name="P19"/>
      <text:p text:style-name="P18"/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p text:style-name="P7"><text:span text:style-name="Основной_20_шрифт_20_абзаца"><text:span text:style-name="T9"/></text:span></text:p>
      <text:h text:style-name="P34" text:outline-level="2"><text:bookmark-start text:name="__RefHeading___Toc151_2792700930"/><text:soft-page-break/><text:span text:style-name="Основной_20_шрифт_20_абзаца"><text:span text:style-name="T46">CONCAT</text:span></text:span><text:bookmark-end text:name="__RefHeading___Toc151_2792700930"/></text:h>
      <text:p text:style-name="P10"><text:span text:style-name="Основной_20_шрифт_20_абзаца"><text:span text:style-name="T9"/></text:span></text:p>
      <text:p text:style-name="P10"><text:bookmark-start text:name="__RefHeading___Toc143_27927009301"/><text:span text:style-name="Основной_20_шрифт_20_абзаца"><text:span text:style-name="T44">Concat - объединение файлов.</text:span></text:span><text:bookmark-end text:name="__RefHeading___Toc143_27927009301"/></text:p>
      <text:p text:style-name="P10"><text:span text:style-name="Основной_20_шрифт_20_абзаца"><text:span text:style-name="T45"/></text:span></text:p>
      <text:p text:style-name="P10"><text:span text:style-name="Основной_20_шрифт_20_абзаца"><text:span text:style-name="T10">input.scss</text:span></text:span></text:p>
      <text:p text:style-name="P28"><text:span text:style-name="Основной_20_шрифт_20_абзаца"><text:span text:style-name="T34">$width</text:span></text:span><text:span text:style-name="Основной_20_шрифт_20_абзаца"><text:span text:style-name="T29">: </text:span></text:span><text:span text:style-name="Основной_20_шрифт_20_абзаца"><text:span text:style-name="T36">6</text:span></text:span><text:span text:style-name="Основной_20_шрифт_20_абзаца"><text:span text:style-name="T25">em</text:span></text:span><text:span text:style-name="Основной_20_шрифт_20_абзаца"><text:span text:style-name="T29">;</text:span></text:span></text:p>
      <text:p text:style-name="P13"><text:span text:style-name="T17">#main </text:span>{</text:p>
      <text:p text:style-name="P15"><text:s text:c="2"/><text:span text:style-name="T38">width</text:span><text:span text:style-name="T13">: </text:span><text:span text:style-name="T33">$width</text:span><text:span text:style-name="T13">;</text:span></text:p>
      <text:p text:style-name="P13">}</text:p>
      <text:p text:style-name="P13"><text:span text:style-name="T17">#sidebar </text:span>{</text:p>
      <text:p text:style-name="P15"><text:s text:c="2"/><text:span text:style-name="T38">width</text:span><text:span text:style-name="T13">: </text:span><text:span text:style-name="T33">$width</text:span><text:span text:style-name="T13">;</text:span></text:p>
      <text:p text:style-name="P20">}</text:p>
      <text:p text:style-name="P10"><text:span text:style-name="Основной_20_шрифт_20_абзаца"><text:span text:style-name="T10">gulpfile.js</text:span></text:span></text:p>
      <text:p text:style-name="P17"><text:span text:style-name="Основной_20_шрифт_20_абзаца"><text:span text:style-name="T26">'use strict'</text:span></text:span><text:span text:style-name="Основной_20_шрифт_20_абзаца"><text:span text:style-name="T30">;</text:span></text:span></text:p>
      <text:p text:style-name="P17"><text:span text:style-name="Основной_20_шрифт_20_абзаца"><text:span text:style-name="T20"/></text:span></text:p>
      <text:p text:style-name="P17"><text:span text:style-name="Основной_20_шрифт_20_абзаца"><text:span text:style-name="T20">let</text:span></text:span></text:p>
      <text:p text:style-name="P15"><text:span text:style-name="T17"><text:s text:c="4"/></text:span><text:span text:style-name="T22">gulp </text:span><text:span text:style-name="T13">= </text:span><text:span text:style-name="T14">require</text:span><text:span text:style-name="T13">(</text:span><text:span text:style-name="T24">'gulp'</text:span><text:span text:style-name="T13">),</text:span></text:p>
      <text:p text:style-name="P15"><text:span text:style-name="T14"><text:s text:c="7"/></text:span><text:span text:style-name="T15">concat = require</text:span><text:span text:style-name="T16">(</text:span><text:span text:style-name="T27">'gulp-concat'</text:span><text:span text:style-name="T16">),</text:span></text:p>
      <text:p text:style-name="P15"><text:s text:c="4"/><text:span text:style-name="T14">concat </text:span><text:span text:style-name="T13">= </text:span><text:span text:style-name="T14">require</text:span><text:span text:style-name="T13">(</text:span><text:span text:style-name="T24">'gulp-concat'</text:span><text:span text:style-name="T13">),</text:span></text:p>
      <text:p text:style-name="P15"><text:s text:c="4"/><text:span text:style-name="T28">sass </text:span><text:span text:style-name="T13">= </text:span><text:span text:style-name="T14">require</text:span><text:span text:style-name="T13">(</text:span><text:span text:style-name="T24">'gulp-sass'</text:span><text:span text:style-name="T13">)(</text:span><text:span text:style-name="T14">require</text:span><text:span text:style-name="T13">(</text:span><text:span text:style-name="T24">'sass'</text:span><text:span text:style-name="T13">))</text:span></text:p>
      <text:p text:style-name="P25">;</text:p>
      <text:p text:style-name="P25"/>
      <text:p text:style-name="P30"><text:bookmark-start text:name="__DdeLink__148_2792700930"/><text:bookmark-end text:name="__DdeLink__148_2792700930"/><text:span text:style-name="T21">gulp</text:span>.<text:span text:style-name="T32">task</text:span>(<text:span text:style-name="T23">'test_concat'</text:span>, <text:span text:style-name="T17">function </text:span>()</text:p>
      <text:p text:style-name="P12">{</text:p>
      <text:p text:style-name="P14"><text:s text:c="2"/><text:span text:style-name="T18">return </text:span><text:span text:style-name="T22">gulp</text:span><text:span text:style-name="T13">.</text:span><text:span text:style-name="T33">src</text:span><text:span text:style-name="T13">(</text:span><text:span text:style-name="T24">'input.scss'</text:span><text:span text:style-name="T13">)</text:span></text:p>
      <text:p text:style-name="P14"><text:s text:c="4"/><text:span text:style-name="T13">.</text:span><text:span text:style-name="T40">pipe</text:span><text:span text:style-name="T13">(</text:span><text:span text:style-name="T28">sass</text:span><text:span text:style-name="T13">)</text:span></text:p>
      <text:p text:style-name="P14"><text:s text:c="4"/><text:span text:style-name="T13">.</text:span><text:span text:style-name="T40">pipe</text:span><text:span text:style-name="T13">(</text:span><text:span text:style-name="T14">concat</text:span><text:span text:style-name="T13">(</text:span><text:span text:style-name="T24">'new_name.css'</text:span><text:span text:style-name="T13">))</text:span></text:p>
      <text:p text:style-name="P14"><text:s text:c="4"/><text:span text:style-name="T13">.</text:span><text:span text:style-name="T40">pipe</text:span><text:span text:style-name="T13">(</text:span><text:span text:style-name="T22">gulp</text:span><text:span text:style-name="T13">.</text:span><text:span text:style-name="T33">dest</text:span><text:span text:style-name="T13">(</text:span><text:span text:style-name="T24">'output'</text:span><text:span text:style-name="T13">));</text:span></text:p>
      <text:p text:style-name="P19">});</text:p>
      <text:p text:style-name="P27">./<text:span text:style-name="T41">output/new_name.css</text:span></text:p>
      <text:p text:style-name="P25"><text:span text:style-name="T17">#main </text:span>{</text:p>
      <text:p text:style-name="P15"><text:s text:c="2"/><text:span text:style-name="T38">width</text:span><text:span text:style-name="T13">: </text:span><text:span text:style-name="T35">6</text:span><text:span text:style-name="T24">em</text:span><text:span text:style-name="T13">; }</text:span></text:p>
      <text:p text:style-name="P13"><text:span text:style-name="T17">#sidebar </text:span>{</text:p>
      <text:p text:style-name="P22"><text:span text:style-name="Основной_20_шрифт_20_абзаца"><text:span text:style-name="T31"><text:s text:c="2"/></text:span></text:span><text:span text:style-name="Основной_20_шрифт_20_абзаца"><text:span text:style-name="T39">width</text:span></text:span><text:span text:style-name="Основной_20_шрифт_20_абзаца"><text:span text:style-name="T30">: </text:span></text:span><text:span text:style-name="Основной_20_шрифт_20_абзаца"><text:span text:style-name="T37">6</text:span></text:span><text:span text:style-name="Основной_20_шрифт_20_абзаца"><text:span text:style-name="T26">em</text:span></text:span><text:span text:style-name="Основной_20_шрифт_20_абзаца"><text:span text:style-name="T30">; 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style:line-height-at-least="0.019cm" fo:text-align="justify" style:justify-single-word="false" fo:hyphenation-ladder-count="no-limit" fo:text-indent="0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style:font-name="Liberation Serif" fo:font-family="'Liberation Serif'" style:font-family-generic="roman" style:font-pitch="variable" fo:font-weight="bold" style:font-weight-asian="bold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fo:text-align="center" style:justify-single-word="false"/>
      <style:text-properties fo:text-transform="uppercase" style:font-name="Times New Roman1" fo:font-family="'Times New Roman'" style:font-style-name="Полужирный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1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normal"/>
    </style:style>
    <style:style style:name="code" style:family="paragraph" style:parent-style-name="Standard" style:master-page-name="">
      <loext:graphic-properties draw:fill="none" draw:fill-color="#4472c4"/>
      <style:paragraph-properties fo:text-align="start" style:justify-single-word="false" style:page-number="auto" fo:background-color="transparent">
        <style:tab-stops/>
      </style:paragraph-properties>
      <style:text-properties style:font-name="Courier New1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3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25T09:49:00Z</meta:creation-date>
    <dc:date>2022-03-23T17:47:38.974831558</dc:date>
    <meta:editing-cycles>95</meta:editing-cycles>
    <meta:editing-duration>PT20H29M8S</meta:editing-duration>
    <meta:document-statistic meta:table-count="0" meta:image-count="0" meta:object-count="0" meta:page-count="4" meta:paragraph-count="76" meta:word-count="186" meta:character-count="1467" meta:non-whitespace-character-count="1291"/>
    <meta:template xlink:type="simple" xlink:actuate="onRequest" xlink:title="" xlink:href="Normal.dotm"/>
  </office:meta>
</office:document-meta>
</file>